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24.75pt"/>
    </style:style>
    <style:style style:name="P2" style:family="paragraph" style:parent-style-name="Standard">
      <style:text-properties style:font-name="sans-serif" fo:font-size="13.5pt"/>
    </style:style>
    <style:style style:name="P3" style:family="paragraph" style:parent-style-name="Standard">
      <style:text-properties style:font-name="sans-serif" fo:font-size="17.25pt"/>
    </style:style>
    <style:style style:name="P4" style:family="paragraph" style:parent-style-name="Standard">
      <style:text-properties style:font-name="sans-serif" fo:font-size="17.25pt" officeooo:paragraph-rsid="000c57a1"/>
    </style:style>
    <style:style style:name="P5" style:family="paragraph" style:parent-style-name="Standard">
      <style:text-properties style:font-name="sans-serif" fo:font-size="15.75pt"/>
    </style:style>
    <style:style style:name="P6" style:family="paragraph" style:parent-style-name="Standard">
      <style:text-properties officeooo:rsid="000eaf0a" officeooo:paragraph-rsid="000eaf0a"/>
    </style:style>
    <style:style style:name="P7" style:family="paragraph" style:parent-style-name="Standard">
      <style:text-properties fo:font-weight="normal" officeooo:rsid="000eaf0a" officeooo:paragraph-rsid="000eaf0a" style:font-weight-asian="normal" style:font-weight-complex="normal"/>
    </style:style>
    <style:style style:name="P8" style:family="paragraph" style:parent-style-name="Standard">
      <style:paragraph-properties fo:text-align="justify" style:justify-single-word="false"/>
      <style:text-properties style:font-name="Abyssinica SIL" fo:font-size="13pt" officeooo:rsid="000c0fc9" officeooo:paragraph-rsid="000f7584" style:font-size-asian="13pt" style:font-size-complex="13pt"/>
    </style:style>
    <style:style style:name="P9" style:family="paragraph" style:parent-style-name="Standard">
      <style:paragraph-properties fo:text-align="justify" style:justify-single-word="false"/>
      <style:text-properties style:font-name="Abyssinica SIL" fo:font-size="13pt" officeooo:rsid="000c0fc9" officeooo:paragraph-rsid="000c0fc9" style:font-size-asian="13pt" style:font-size-complex="13pt"/>
    </style:style>
    <style:style style:name="P10" style:family="paragraph" style:parent-style-name="Standard">
      <style:paragraph-properties fo:text-align="justify" style:justify-single-word="false"/>
      <style:text-properties style:font-name="Abyssinica SIL" fo:font-size="13pt" style:font-size-asian="13pt" style:font-size-complex="13pt"/>
    </style:style>
    <style:style style:name="P11" style:family="paragraph" style:parent-style-name="Standard">
      <style:paragraph-properties fo:text-align="justify" style:justify-single-word="false"/>
      <style:text-properties style:font-name="Abyssinica SIL" fo:font-size="13pt" officeooo:paragraph-rsid="000f7584" style:font-size-asian="13pt" style:font-size-complex="13pt"/>
    </style:style>
    <style:style style:name="P12" style:family="paragraph" style:parent-style-name="Standard">
      <style:paragraph-properties fo:text-align="justify" style:justify-single-word="false"/>
      <style:text-properties style:font-name="Abyssinica SIL" fo:font-size="13pt" officeooo:paragraph-rsid="00119ea6" style:font-size-asian="13pt" style:font-size-complex="13pt"/>
    </style:style>
    <style:style style:name="P13" style:family="paragraph" style:parent-style-name="Standard">
      <style:paragraph-properties fo:text-align="justify" style:justify-single-word="false"/>
      <style:text-properties style:font-name="Abyssinica SIL" fo:font-size="13pt" officeooo:rsid="000f7584" officeooo:paragraph-rsid="000f7584" style:font-size-asian="13pt" style:font-size-complex="13pt"/>
    </style:style>
    <style:style style:name="P14" style:family="paragraph" style:parent-style-name="Standard">
      <style:paragraph-properties fo:text-align="justify" style:justify-single-word="false"/>
      <style:text-properties style:font-name="Abyssinica SIL" fo:font-size="13pt" officeooo:rsid="000f9286" officeooo:paragraph-rsid="000f9286" style:font-size-asian="13pt" style:font-size-complex="13pt"/>
    </style:style>
    <style:style style:name="P15" style:family="paragraph" style:parent-style-name="Standard">
      <style:paragraph-properties fo:text-align="justify" style:justify-single-word="false"/>
      <style:text-properties style:font-name="Abyssinica SIL" fo:font-size="13pt" officeooo:rsid="00115dbd" officeooo:paragraph-rsid="00115dbd" style:font-size-asian="13pt" style:font-size-complex="13pt"/>
    </style:style>
    <style:style style:name="P16" style:family="paragraph" style:parent-style-name="Standard">
      <style:paragraph-properties fo:text-align="justify" style:justify-single-word="false"/>
      <style:text-properties style:font-name="Abyssinica SIL" fo:font-size="13pt" officeooo:rsid="0012930d" officeooo:paragraph-rsid="0012930d" style:font-size-asian="13pt" style:font-size-complex="13pt"/>
    </style:style>
    <style:style style:name="P17" style:family="paragraph" style:parent-style-name="Standard">
      <style:text-properties officeooo:rsid="0012930d" officeooo:paragraph-rsid="0012930d"/>
    </style:style>
    <style:style style:name="P18" style:family="paragraph" style:parent-style-name="Text_20_body">
      <style:paragraph-properties fo:text-align="justify" style:justify-single-word="false"/>
      <style:text-properties officeooo:rsid="000eaf0a" officeooo:paragraph-rsid="000eaf0a"/>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0eaf0a"/>
    </style:style>
    <style:style style:name="P21" style:family="paragraph" style:parent-style-name="Table_20_Contents">
      <style:text-properties fo:font-size="14pt" officeooo:rsid="000c57a1" officeooo:paragraph-rsid="000c57a1" style:font-size-asian="14pt" style:font-size-complex="14pt"/>
    </style:style>
    <style:style style:name="P22" style:family="paragraph" style:parent-style-name="Table_20_Contents">
      <style:text-properties fo:font-size="14pt" officeooo:rsid="000c76c2" officeooo:paragraph-rsid="000c76c2" style:font-size-asian="14pt" style:font-size-complex="14pt"/>
    </style:style>
    <style:style style:name="P23" style:family="paragraph" style:parent-style-name="Standard" style:list-style-name="L1">
      <style:paragraph-properties fo:text-align="justify" style:justify-single-word="false"/>
      <style:text-properties style:font-name="Abyssinica SIL" fo:font-size="13pt" officeooo:rsid="000c0fc9" officeooo:paragraph-rsid="000f7584" style:font-size-asian="13pt" style:font-size-complex="13pt"/>
    </style:style>
    <style:style style:name="P24" style:family="paragraph" style:parent-style-name="Standard">
      <style:paragraph-properties fo:text-align="justify" style:justify-single-word="false"/>
      <style:text-properties style:font-name="Abyssinica SIL" fo:font-size="13pt" officeooo:rsid="000c0fc9" officeooo:paragraph-rsid="000c0fc9" style:font-size-asian="13pt" style:font-size-complex="13pt"/>
    </style:style>
    <style:style style:name="P25" style:family="paragraph" style:parent-style-name="Standard">
      <style:paragraph-properties fo:text-align="justify" style:justify-single-word="false"/>
      <style:text-properties style:font-name="Abyssinica SIL" fo:font-size="13pt" officeooo:rsid="00115dbd" officeooo:paragraph-rsid="00115dbd" style:font-size-asian="13pt" style:font-size-complex="13pt"/>
    </style:style>
    <style:style style:name="P26" style:family="paragraph" style:parent-style-name="Standard">
      <style:text-properties style:font-name="sans-serif" fo:font-size="17.25pt"/>
    </style:style>
    <style:style style:name="P27" style:family="paragraph" style:parent-style-name="Standard">
      <style:paragraph-properties fo:text-align="justify" style:justify-single-word="false"/>
      <style:text-properties style:font-name="sans-serif" fo:font-size="17.25pt"/>
    </style:style>
    <style:style style:name="P28" style:family="paragraph" style:parent-style-name="Standard" style:list-style-name="L4">
      <style:paragraph-properties fo:text-align="justify" style:justify-single-word="false"/>
      <style:text-properties fo:color="#000000" style:font-name="Abyssinica SIL" fo:font-size="13pt" fo:font-weight="normal" officeooo:paragraph-rsid="001529b1" fo:background-color="#ffffff"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style:font-name="Abyssinica SIL" fo:font-size="13pt" style:font-size-asian="13pt" style:font-size-complex="13pt"/>
    </style:style>
    <style:style style:name="P30" style:family="paragraph" style:parent-style-name="Text_20_body" style:list-style-name="L4">
      <style:paragraph-properties fo:text-align="justify" style:justify-single-word="false"/>
      <style:text-properties fo:color="#000000" style:font-name="Abyssinica SIL" fo:font-size="13pt" fo:font-weight="normal" officeooo:paragraph-rsid="001529b1" fo:background-color="#ffffff" style:font-size-asian="13pt" style:font-weight-asian="normal" style:font-size-complex="13pt" style:font-weight-complex="normal"/>
    </style:style>
    <style:style style:name="P31" style:family="paragraph" style:parent-style-name="Text_20_body">
      <style:paragraph-properties fo:text-align="justify" style:justify-single-word="false"/>
      <style:text-properties fo:color="#000000" style:font-name="Abyssinica SIL" fo:font-size="13pt" fo:font-weight="normal" officeooo:paragraph-rsid="001529b1" fo:background-color="#ffffff" style:font-size-asian="13pt" style:font-weight-asian="normal" style:font-size-complex="13pt" style:font-weight-complex="normal"/>
    </style:style>
    <style:style style:name="P32" style:family="paragraph" style:parent-style-name="Text_20_body">
      <style:paragraph-properties fo:text-align="justify" style:justify-single-word="false"/>
      <style:text-properties fo:color="#000000" style:font-name="Abyssinica SIL" fo:font-size="13pt" officeooo:paragraph-rsid="001529b1" fo:background-color="#ffffff" style:font-size-asian="13pt" style:font-size-complex="13pt"/>
    </style:style>
    <style:style style:name="P33" style:family="paragraph" style:parent-style-name="Text_20_body" style:list-style-name="L4">
      <style:paragraph-properties fo:margin-top="0.494cm" fo:margin-bottom="0.247cm" loext:contextual-spacing="false" fo:text-align="justify" style:justify-single-word="false" style:writing-mode="lr-tb"/>
      <style:text-properties fo:color="#000000" style:font-name="Abyssinica SIL" fo:font-size="13pt" fo:font-weight="normal" fo:background-color="#ffffff" style:font-size-asian="13pt" style:font-weight-asian="normal" style:font-size-complex="13pt" style:font-weight-complex="normal"/>
    </style:style>
    <style:style style:name="P34" style:family="paragraph" style:parent-style-name="Text_20_body" style:list-style-name="L4">
      <style:paragraph-properties fo:margin-top="0.494cm" fo:margin-bottom="0.247cm" loext:contextual-spacing="false" fo:text-align="justify" style:justify-single-word="false" style:writing-mode="lr-tb"/>
      <style:text-properties style:font-name="Abyssinica SIL" fo:font-size="13pt"/>
    </style:style>
    <style:style style:name="P35" style:family="paragraph" style:parent-style-name="Heading_20_1">
      <style:paragraph-properties fo:text-align="justify" style:justify-single-word="false"/>
      <style:text-properties style:font-name="Abyssinica SIL" fo:font-size="13pt" fo:font-weight="normal" style:font-size-asian="13pt" style:font-weight-asian="normal" style:font-size-complex="13pt" style:font-weight-complex="normal"/>
    </style:style>
    <style:style style:name="P36" style:family="paragraph" style:parent-style-name="Table_20_Contents">
      <style:text-properties fo:font-size="16pt" fo:font-weight="bold" officeooo:rsid="000c57a1" officeooo:paragraph-rsid="000c57a1" style:font-size-asian="16pt" style:font-weight-asian="bold" style:font-size-complex="16pt" style:font-weight-complex="bold"/>
    </style:style>
    <style:style style:name="T1" style:family="text">
      <style:text-properties officeooo:rsid="000a932e"/>
    </style:style>
    <style:style style:name="T2" style:family="text">
      <style:text-properties officeooo:rsid="000c0fc9"/>
    </style:style>
    <style:style style:name="T3" style:family="text">
      <style:text-properties style:font-name="sans-serif"/>
    </style:style>
    <style:style style:name="T4" style:family="text">
      <style:text-properties style:font-name="sans-serif" officeooo:rsid="001529b1"/>
    </style:style>
    <style:style style:name="T5" style:family="text">
      <style:text-properties style:font-name="sans-serif" fo:font-weight="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eaf0a" style:font-weight-asian="normal" style:font-weight-complex="normal"/>
    </style:style>
    <style:style style:name="T10" style:family="text">
      <style:text-properties officeooo:rsid="000f7584"/>
    </style:style>
    <style:style style:name="T11" style:family="text">
      <style:text-properties officeooo:rsid="000f9286"/>
    </style:style>
    <style:style style:name="T12" style:family="text">
      <style:text-properties officeooo:rsid="00115dbd"/>
    </style:style>
    <style:style style:name="T13" style:family="text">
      <style:text-properties officeooo:rsid="00119ea6"/>
    </style:style>
    <style:style style:name="T14" style:family="text">
      <style:text-properties officeooo:rsid="0013808e"/>
    </style:style>
    <style:style style:name="T15" style:family="text">
      <style:text-properties officeooo:rsid="001529b1"/>
    </style:style>
    <style:style style:name="T16" style:family="text">
      <style:text-properties fo:color="#000000" fo:font-weight="normal" fo:background-color="#ffffff" loext:char-shading-value="0" style:font-size-asian="13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Scrum Roles Artifacts Ceremonies</text:p>
      <text:p text:style-name="P2"/>
      <text:p text:style-name="P2"/>
      <text:p text:style-name="P3">1.Can a Project Manager be a Scrum Master? Why or How?</text:p>
      <text:p text:style-name="P3"/>
      <text:h text:style-name="P35" text:outline-level="1">Ye<text:span text:style-name="T2">s! A project manager can be a scrum master.</text:span></text:h>
      <text:p text:style-name="P10"/>
      <text:p text:style-name="P31"><text:span text:style-name="T15">The project</text:span> manager should be with the development team whenever required and create circumstances to make the team solve their own problem within the team.</text:p>
      <text:p text:style-name="P31"><text:span text:style-name="T15">Also, t</text:span>he <text:span text:style-name="T15">Project </text:span>manager should be knowledgeable about the nature of work done by the <text:span text:style-name="T15">D</text:span>ev team.</text:p>
      <text:p text:style-name="P32">In such cases, he should act as a r<text:span text:style-name="T6">epresentative of both the management and the team members</text:span> based on the situation because a project manager is more of a management representative and a scrum master is more of a team representative.</text:p>
      <text:p text:style-name="P32"><text:span text:style-name="T15">So when a Project Manager becomes a S</text:span>crum <text:span text:style-name="T15">M</text:span>aster :</text:p>
      <text:list xml:id="list7184785365800138071" text:style-name="L4">
        <text:list-item>
          <text:p text:style-name="P28"><text:span text:style-name="T15">He should </text:span>help, coach, provide a consultancy role, and <text:span text:style-name="T15">should </text:span>look at the project from all angles. </text:p>
          <text:p text:style-name="P28"/>
        </text:list-item>
        <text:list-item>
          <text:p text:style-name="P30"><text:span text:style-name="T15">H</text:span>e should facilitate ceremonies</text:p>
        </text:list-item>
        <text:list-item>
          <text:p text:style-name="P33">He/ she should posses good leadership qualities and be a active listener</text:p>
        </text:list-item>
        <text:list-item>
          <text:p text:style-name="P33">He should be present for daily scrum and evaluate the progress on a regular basis</text:p>
        </text:list-item>
        <text:list-item>
          <text:p text:style-name="P33">He should be a coach to the team</text:p>
        </text:list-item>
        <text:list-item>
          <text:p text:style-name="P33">As a scrum master he is responsible with the scrum process</text:p>
        </text:list-item>
        <text:list-item>
          <text:p text:style-name="P34"><text:span text:style-name="T16">He should smooth working of the dev team and ensure the availability of resource.</text:span></text:p>
        </text:list-item>
      </text:list>
      <text:p text:style-name="P3"><text:soft-page-break/></text:p>
      <text:p text:style-name="P3"/>
      <text:p text:style-name="P4">2.Can a <text:span text:style-name="T2">Scrum Master be a Product Owner</text:span>? Why or How?</text:p>
      <text:p text:style-name="P4"/>
      <text:p text:style-name="P8">No! A Scrum Master cannot be a Product Owner <text:span text:style-name="T10">beacuse a </text:span>Product owner <text:span text:style-name="T10">is a person who </text:span>have a huge responsibility for the project . </text:p>
      <text:p text:style-name="P8"/>
      <text:list xml:id="list6410960361640948719" text:style-name="L1">
        <text:list-item>
          <text:p text:style-name="P23">They're responsible for maintaining a product backlog that describes the product and continues to fit with the requirements of the business. </text:p>
          <text:p text:style-name="P23"/>
        </text:list-item>
        <text:list-item>
          <text:p text:style-name="P23">During any project, as more becomes known about a product, about customers, or about changes in the market, a product may need to change in order to meet these requirements and thus the product owner has to adjust and reprioritize the backlog to fit these changes and steer the project. </text:p>
        </text:list-item>
      </text:list>
      <text:p text:style-name="P11"/>
      <text:p text:style-name="P11"><text:span text:style-name="T10">Whereas a Scrum master is a person who </text:span>is there to help, coach, provide a consultancy role, and look at the project from all angles.</text:p>
      <text:p text:style-name="P11"/>
      <text:p text:style-name="P11">The project remains the responsibility of the product owner <text:span text:style-name="T10">and </text:span>can look to the Scrum Master to help answer questions about user experience, functionality issues, user feedback <text:span text:style-name="T10">etc</text:span>. <text:span text:style-name="T10">ie,T</text:span>he Scrum Master helps the product owner understand how to effectively manage the work of the team, using the product backlog and the planning and review meetings. </text:p>
      <text:p text:style-name="P9"/>
      <text:p text:style-name="P13">Also after every sprints the product owner should give the approval for that sprint and also for the next sprint <text:span text:style-name="T11">he should give all the details necessary.But a Scrum Master does not have the authority to do all these. </text:span></text:p>
      <text:p text:style-name="P13"/>
      <text:p text:style-name="P14">Hence, we can say that a S<text:span text:style-name="T2">crum Master cannot be a Product Owner </text:span>as both the roles has different responsibilities and skill sets required.</text:p>
      <text:p text:style-name="P9"/>
      <text:p text:style-name="P9"/>
      <text:p text:style-name="P9"/>
      <text:p text:style-name="P9"/>
      <text:p text:style-name="P9"/>
      <text:p text:style-name="P9"/>
      <text:p text:style-name="P9"/>
      <text:p text:style-name="P9"/>
      <text:p text:style-name="P9"/>
      <text:p text:style-name="P9"/>
      <text:p text:style-name="P27"><text:soft-page-break/>3. A member of the Scrum team does not want to participate in the sprint planning meetings but considers them a waste of time. How do you, as a </text:p>
      <text:p text:style-name="P27">Scrum Master,deal with that attitude?</text:p>
      <text:p text:style-name="P3"/>
      <text:p text:style-name="P12"><text:span text:style-name="T12">Being a ScrumMaster, I know that my major role is </text:span>to help, coach, provide a consultancy role, and look at the project from all angles. </text:p>
      <text:p text:style-name="P12"/>
      <text:p text:style-name="P12"><text:span text:style-name="T12">So, if one of the scrum team member is not ready to participate in a sprint meeting, I will talk to the person personally and try to make him/her understand the importance of the meetiong, as the first part of sprint planning meeting discuss about what </text:span>will be done in the <text:span text:style-name="T12">Sprint and in the second part it is decided </text:span>how <text:span text:style-name="T13">it will be done. So , without attending this meeting the person who bunked it wont have a clear understanding on how to proceed.</text:span></text:p>
      <text:p text:style-name="P15"/>
      <text:p text:style-name="P15">I will keeep motivating him/her till he/her gets gelled up with the other team members and works actively along with the others and participates in all meeting whenever required.</text:p>
      <text:p text:style-name="P10"/>
      <text:p text:style-name="P16">Also I will let them know that <text:span text:style-name="T14">sprint planning meeting is not a waste of time and </text:span>it is really necessary for all of us to attend it . ie, The product owner, Scrum master and the total development team and that it just takes 2 hours in a week.</text:p>
      <text:p text:style-name="P16"/>
      <text:p text:style-name="P17"/>
      <text:p text:style-name="P17"/>
      <text:p text:style-name="Standard"/>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4.What is the difference between the Product Backlog and Sprint Backlog? <text:span text:style-name="T1">J</text:span>ustify with example</text:p>
      <text:p text:style-name="P3"/>
      <table:table table:name="Table1" table:style-name="Table1">
        <table:table-column table:style-name="Table1.A"/>
        <table:table-column table:style-name="Table1.B"/>
        <table:table-row>
          <table:table-cell table:style-name="Table1.A1" office:value-type="string">
            <text:p text:style-name="P36">Product Backlog</text:p>
          </table:table-cell>
          <table:table-cell table:style-name="Table1.B1" office:value-type="string">
            <text:p text:style-name="P36">Sprint backlog</text:p>
          </table:table-cell>
        </table:table-row>
        <table:table-row>
          <table:table-cell table:style-name="Table1.A2" office:value-type="string">
            <text:p text:style-name="P21">List of all prefered product features.Each user story has story points attached to it.</text:p>
          </table:table-cell>
          <table:table-cell table:style-name="Table1.B2" office:value-type="string">
            <text:p text:style-name="P21">It has a to do list for the sprint. Sprint tasks a decomposed from user stories and tasks are estimated in hours.</text:p>
          </table:table-cell>
        </table:table-row>
        <table:table-row>
          <table:table-cell table:style-name="Table1.A2" office:value-type="string">
            <text:p text:style-name="P21">List can contain bugs and non-functional items.</text:p>
          </table:table-cell>
          <table:table-cell table:style-name="Table1.B2" office:value-type="string">
            <text:p text:style-name="P21">Technical work item can be included. </text:p>
            <text:p text:style-name="P21">Eg: upgrade to SQL Server, knowledge sharing activities, technologies can be included.</text:p>
          </table:table-cell>
        </table:table-row>
        <table:table-row>
          <table:table-cell table:style-name="Table1.A2" office:value-type="string">
            <text:p text:style-name="P22">Items in product backlog can be added by anyone at any time - scrum product backlog is allowed to mature or change as we get to know more about the product.</text:p>
          </table:table-cell>
          <table:table-cell table:style-name="Table1.B2" office:value-type="string">
            <text:p text:style-name="P22">It is created by scrum team from release backlog or product backlog and is updated daily.</text:p>
          </table:table-cell>
        </table:table-row>
        <table:table-row>
          <table:table-cell table:style-name="Table1.A2" office:value-type="string">
            <text:p text:style-name="P22">Maintained by product owner.</text:p>
          </table:table-cell>
          <table:table-cell table:style-name="Table1.B2" office:value-type="string">
            <text:p text:style-name="P22">Maintained by scrum team.</text:p>
          </table:table-cell>
        </table:table-row>
        <table:table-row>
          <table:table-cell table:style-name="Table1.A2" office:value-type="string">
            <text:p text:style-name="P22">Duration - Project</text:p>
          </table:table-cell>
          <table:table-cell table:style-name="Table1.B2" office:value-type="string">
            <text:p text:style-name="P22">Duration- Sprint</text:p>
          </table:table-cell>
        </table:table-row>
        <table:table-row>
          <table:table-cell table:style-name="Table1.A2" office:value-type="string">
            <text:p text:style-name="P22">Throughout the project the same product baclog its maintained by the product owner.</text:p>
          </table:table-cell>
          <table:table-cell table:style-name="Table1.B2" office:value-type="string">
            <text:p text:style-name="P22">Team creates a new sprint backlog for each sprint.</text:p>
          </table:table-cell>
        </table:table-row>
      </table:table>
      <text:p text:style-name="Standard"/>
      <text:p text:style-name="Standard"/>
      <text:p text:style-name="P6">For eg:</text:p>
      <text:p text:style-name="P6"/>
      <text:p text:style-name="P18"><text:span text:style-name="Strong_20_Emphasis"><text:span text:style-name="T7">Product Backlog </text:span></text:span><text:span text:style-name="T8">has Sprint numbers across the top, so this is an example where the whole backlog has been planned into Sprints. </text:span></text:p>
      <text:p text:style-name="P19"><text:span text:style-name="T9">Also</text:span><text:span text:style-name="T8"> the values for each item on the Product Backlog are </text:span><text:span text:style-name="T9">Fibonacci Series</text:span><text:span text:style-name="T8"> represensing the </text:span><text:span text:style-name="Strong_20_Emphasis"><text:span text:style-name="T8">relative size</text:span></text:span><text:span text:style-name="T8"> of each feature </text:span><text:span text:style-name="T9">and </text:span><text:span text:style-name="T8">hey do not represent hours.</text:span></text:p>
      <text:p text:style-name="P20"><text:span text:style-name="T8">However on the </text:span><text:span text:style-name="T7">Sprint Backlog</text:span><text:span text:style-name="T8">, the numbers across the top are the days in the Sprint, and the values for each task are estimated hours.</text:span></text:p>
      <text:p text:style-name="P20"><text:span text:style-name="T9">Thus this example justifies that there is a difference betweeen product backlog and sprint backlog by showing that,</text:span><text:span text:style-name="T8"> Product Backlog is about </text:span><text:span text:style-name="Strong_20_Emphasis"><text:span text:style-name="T8">Features</text:span></text:span><text:span text:style-name="T8"> whereas the Sprint Backlog breaks those Features into Task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3:52:08.956126896</meta:creation-date>
    <dc:date>2016-08-19T16:38:17.834121282</dc:date>
    <meta:editing-duration>PT1H11M46S</meta:editing-duration>
    <meta:editing-cycles>13</meta:editing-cycles>
    <meta:generator>LibreOffice/5.1.4.2$Linux_X86_64 LibreOffice_project/10m0$Build-2</meta:generator>
    <meta:document-statistic meta:table-count="1" meta:image-count="0" meta:object-count="0" meta:page-count="4" meta:paragraph-count="51" meta:word-count="950" meta:character-count="5351" meta:non-whitespace-character-count="4450"/>
  </office:meta>
</office:document-meta>
</file>